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046cm" style:contextual-spacing="false" fo:line-height="100%" fo:text-align="justify" style:justify-single-word="false"/>
      <style:text-properties style:font-name="Liberation Sans" fo:font-weight="normal" officeooo:paragraph-rsid="001e6198" style:font-weight-asian="normal" style:font-weight-complex="normal"/>
    </style:style>
    <style:style style:name="P2" style:family="paragraph" style:parent-style-name="Text_20_body">
      <style:paragraph-properties fo:line-height="150%" fo:text-align="justify" style:justify-single-word="false"/>
      <style:text-properties style:font-name="Liberation Sans" fo:font-weight="normal" officeooo:paragraph-rsid="001e6198" style:font-weight-asian="normal" style:font-weight-complex="normal"/>
    </style:style>
    <style:style style:name="P3" style:family="paragraph" style:parent-style-name="Text_20_body">
      <style:paragraph-properties fo:line-height="150%" fo:text-align="justify" style:justify-single-word="false"/>
      <style:text-properties style:font-name="Liberation Sans" officeooo:paragraph-rsid="0020980c"/>
    </style:style>
    <style:style style:name="P4" style:family="paragraph" style:parent-style-name="Text_20_body">
      <style:paragraph-properties fo:line-height="150%" fo:text-align="justify" style:justify-single-word="false"/>
      <style:text-properties style:font-name="Liberation Sans"/>
    </style:style>
    <style:style style:name="T1" style:family="text">
      <style:text-properties style:text-underline-style="none"/>
    </style:style>
    <style:style style:name="T2" style:family="text">
      <style:text-properties style:text-underline-style="none" officeooo:rsid="001e8b46"/>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o Botelho</text:p>
      <text:p text:style-name="P1">Route de Chailly 38,</text:p>
      <text:p text:style-name="P1">1814, La Tour-de-Peilz</text:p>
      <text:p text:style-name="P1"><text:a xlink:type="simple" xlink:href="mailto:leobtlh@hotmail.com" text:style-name="Internet_20_link" text:visited-style-name="Visited_20_Internet_20_Link"><text:span text:style-name="T1">leobtlh</text:span><text:span text:style-name="T2">@hotmail.com</text:span></text:a></text:p>
      <text:p text:style-name="P1">+41 78 302 50 85</text:p>
      <text:p text:style-name="P2"/>
      <text:p text:style-name="P2"/>
      <text:p text:style-name="P3">Madame, Monsieur,</text:p>
      <text:p text:style-name="P3">Je vous écris pour vous faire part de mon vif intérêt pour le poste de Conseiller Clientèle au sein de la BCV. Actuellement développeur Python et étudiant en Bachelor de Mathématiques, je souhaite mettre ma rigueur et mes compétences au service de votre clientèle.</text:p>
      <text:p text:style-name="P4">Mon ambition à long terme est d'évoluer vers l'ingénierie financière. Je considère ce poste comme <text:span text:style-name="T3">une excellente porte d'entrée pour intégrer une institution de référence comme la BCV</text:span><text:span text:style-name="T3">,</text:span> comprendre les besoins des clients sur le terrain et m'imprégner de la culture bancaire.</text:p>
      <text:p text:style-name="P4">Votre annonce mentionnant des connaissances en trading, je pense que mon profil correspond particulièrement bien à vos attentes. En effet, en parallèle de mes mathématiques, <text:span text:style-name="T3">j'ai déjà validé une certification spécialisée en Finance Décentralisée chez Alyra</text:span><text:span text:style-name="T3"> </text:span>et je suis actuellement le cours de Finance Avancée (FIN-413) à l'EPFL. Ces formations m'ont apporté une compréhension solide des mécanismes de marché et de la gestion d'actifs.</text:p>
      <text:p text:style-name="P4">Je suis disponible pour un taux d'activité de <text:span text:style-name="T3">30%</text:span><text:span text:style-name="T3"> </text:span>et serais ravi de discuter de la manière dont je peux m'investir au sein de votre équipe.</text:p>
      <text:p text:style-name="P4">Dans l'attente de votre réponse, je vous prie d'agréer, Madame, Monsieur, mes salutations distinguées.</text:p>
      <text:p text:style-name="P3"/>
      <text:p text:style-name="P3"/>
      <text:p text:style-name="P4">Leo Botelh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07:24:35.051954578</meta:creation-date>
    <dc:date>2026-02-03T12:16:26.712725851</dc:date>
    <meta:editing-duration>PT24M5S</meta:editing-duration>
    <meta:editing-cycles>4</meta:editing-cycles>
    <meta:generator>LibreOffice/25.2.3.2$Linux_X86_64 LibreOffice_project/520$Build-2</meta:generator>
    <meta:document-statistic meta:table-count="0" meta:image-count="0" meta:object-count="0" meta:page-count="1" meta:paragraph-count="12" meta:word-count="209" meta:character-count="1328" meta:non-whitespace-character-count="1131"/>
  </office:meta>
</office:document-meta>
</file>